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0.742cm" fo:margin-left="-0.079cm" table:align="left" style:writing-mode="lr-tb"/>
    </style:style>
    <style:style style:name="Tabela1.A" style:family="table-column">
      <style:table-column-properties style:column-width="10.74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none" style:writing-mode="lr-tb"/>
    </style:style>
    <style:style style:name="Tabela2" style:family="table">
      <style:table-properties style:width="10.583cm" table:align="left" style:writing-mode="lr-tb"/>
    </style:style>
    <style:style style:name="Tabela2.A" style:family="table-column">
      <style:table-column-properties style:column-width="10.58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="0.026cm" fo:border="none" style:writing-mode="lr-tb"/>
    </style:style>
    <style:style style:name="Tabela2" style:family="table">
      <style:table-properties style:width="10.583cm" table:align="left" style:writing-mode="lr-tb"/>
    </style:style>
    <style:style style:name="Tabela2.A" style:family="table-column">
      <style:table-column-properties style:column-width="10.58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="0.026cm" fo:border="none" style:writing-mode="lr-tb"/>
    </style:style>
    <style:style style:name="P1" style:family="paragraph" style:parent-style-name="Normal_20__28_Web_29_">
      <style:paragraph-properties fo:margin-top="0.132cm" fo:margin-bottom="0.132cm" style:contextual-spacing="false"/>
    </style:style>
    <style:style style:name="P2" style:family="paragraph" style:parent-style-name="Normal_20__28_Web_29_">
      <style:paragraph-properties fo:margin-top="0.132cm" fo:margin-bottom="0.132cm" style:contextual-spacing="false"/>
      <style:text-properties style:font-name="Trebuchet MS" fo:font-weight="bold" style:font-weight-asian="bold" style:font-name-complex="Trebuchet MS" style:font-weight-complex="bold"/>
    </style:style>
    <style:style style:name="P3" style:family="paragraph" style:parent-style-name="Normal_20__28_Web_29_">
      <style:paragraph-properties fo:margin-top="0.132cm" fo:margin-bottom="0.132cm" style:contextual-spacing="false" fo:text-align="center" style:justify-single-word="false"/>
      <style:text-properties style:font-name="Trebuchet MS" fo:font-weight="bold" style:font-weight-asian="bold" style:font-name-complex="Trebuchet MS" style:font-weight-complex="bold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 style:snap-to-layout-grid="false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_20__28_Web_29_">
      <style:paragraph-properties fo:margin-top="0.132cm" fo:margin-bottom="0.132cm" style:contextual-spacing="false" fo:text-align="end" style:justify-single-word="false"/>
    </style:style>
    <style:style style:name="P7" style:family="paragraph" style:parent-style-name="Normal_20__28_Web_29_">
      <style:paragraph-properties fo:margin-top="0.026cm" fo:margin-bottom="0.026cm" style:contextual-spacing="false"/>
    </style:style>
    <style:style style:name="P8" style:family="paragraph" style:parent-style-name="Normal_20__28_Web_29_">
      <style:paragraph-properties fo:margin-top="0.026cm" fo:margin-bottom="0.026cm" style:contextual-spacing="false" fo:text-align="justify" style:justify-single-word="false"/>
    </style:style>
    <style:style style:name="P9" style:family="paragraph" style:parent-style-name="Normal_20__28_Web_29_">
      <style:paragraph-properties fo:margin-top="0.026cm" fo:margin-bottom="0.026cm" style:contextual-spacing="false" fo:text-align="justify" style:justify-single-word="false"/>
      <style:text-properties fo:color="#595959" loext:opacity="100%" style:font-name="Trebuchet MS" style:font-name-complex="Trebuchet MS"/>
    </style:style>
    <style:style style:name="P10" style:family="paragraph" style:parent-style-name="Normal_20__28_Web_29_">
      <style:paragraph-properties fo:margin-top="0.026cm" fo:margin-bottom="0.026cm" style:contextual-spacing="false" fo:text-align="justify" style:justify-single-word="false"/>
      <style:text-properties fo:color="#595959" loext:opacity="100%" style:font-name="Trebuchet MS" fo:font-size="9pt" style:font-size-asian="9pt" style:font-name-complex="Trebuchet MS" style:font-size-complex="9pt"/>
    </style:style>
    <style:style style:name="P11" style:family="paragraph" style:parent-style-name="Standard">
      <style:text-properties style:font-name="Trebuchet MS" fo:font-size="8.5pt" style:font-size-asian="8.5pt" style:font-name-complex="Trebuchet MS" style:font-size-complex="8.5pt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fo:font-size="9pt" style:font-size-asian="9pt" style:font-name-complex="Trebuchet MS" style:font-size-complex="9pt"/>
    </style:style>
    <style:style style:name="T3" style:family="text">
      <style:text-properties fo:color="#000000" loext:opacity="100%" style:font-name="Trebuchet MS" fo:font-size="9pt" style:font-size-asian="9pt" style:font-name-complex="Trebuchet MS" style:font-size-complex="9pt"/>
    </style:style>
    <style:style style:name="T4" style:family="text">
      <style:text-properties fo:color="#595959" loext:opacity="100%" style:font-name="Trebuchet MS" style:font-name-complex="Trebuchet MS"/>
    </style:style>
    <style:style style:name="T5" style:family="text">
      <style:text-properties fo:color="#595959" loext:opacity="100%" style:font-name="Trebuchet MS" fo:font-size="9pt" style:font-size-asian="9pt" style:font-name-complex="Trebuchet MS" style:font-size-complex="9pt"/>
    </style:style>
    <style:style style:name="T6" style:family="text">
      <style:text-properties fo:color="#595959" loext:opacity="100%" style:font-name="Trebuchet MS" fo:font-size="8.5pt" style:font-size-asian="8.5pt" style:font-name-complex="Trebuchet MS" style:font-size-complex="8.5pt"/>
    </style:style>
    <style:style style:name="T7" style:family="text">
      <style:text-properties fo:color="#595959" loext:opacity="100%" style:font-name="Trebuchet MS" fo:background-color="#ffff00" loext:char-shading-value="0" style:font-name-complex="Trebuchet MS"/>
    </style:style>
    <style:style style:name="T8" style:family="text">
      <style:text-properties fo:color="#595959" loext:opacity="100%" style:font-name="Trebuchet MS" fo:background-color="#ffff00" loext:char-shading-value="0" style:font-name-complex="Trebuchet MS"/>
    </style:style>
    <style:style style:name="T9" style:family="text">
      <style:text-properties fo:color="#595959" loext:opacity="100%" style:font-name="Trebuchet MS" fo:background-color="#b4c7dc" loext:char-shading-value="0" style:font-name-complex="Trebuchet MS"/>
    </style:style>
    <style:style style:name="T10" style:family="text">
      <style:text-properties fo:color="#595959" loext:opacity="100%" style:font-name="Trebuchet MS" fo:background-color="#b4c7dc" loext:char-shading-value="0" style:font-name-complex="Trebuchet MS"/>
    </style:style>
    <style:style style:name="T11" style:family="text">
      <style:text-properties fo:color="#595959" loext:opacity="100%" style:font-name="Trebuchet MS" fo:background-color="#77bc65" loext:char-shading-value="0" style:font-name-complex="Trebuchet MS"/>
    </style:style>
    <style:style style:name="T12" style:family="text">
      <style:text-properties fo:color="#595959" loext:opacity="100%" style:font-name="Trebuchet MS" fo:background-color="#77bc65" loext:char-shading-value="0" style:font-name-complex="Trebuchet MS"/>
    </style:style>
    <style:style style:name="T13" style:family="text">
      <style:text-properties fo:color="#595959" loext:opacity="100%" style:font-name="Trebuchet MS" fo:background-color="#ff3838" loext:char-shading-value="0" style:font-name-complex="Trebuchet MS"/>
    </style:style>
    <style:style style:name="T14" style:family="text">
      <style:text-properties fo:color="#595959" loext:opacity="100%" style:font-name="Trebuchet MS" fo:background-color="#ff3838" loext:char-shading-value="0" style:font-name-complex="Trebuchet MS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5429" loext:char-shading-value="0"/>
    </style:style>
    <style:style style:name="T18" style:family="text">
      <style:text-properties fo:background-color="#ff5429" loext:char-shading-value="0"/>
    </style:style>
    <style:style style:name="T19" style:family="text">
      <style:text-properties fo:background-color="#ff972f" loext:char-shading-value="0"/>
    </style:style>
    <style:style style:name="T20" style:family="text">
      <style:text-properties fo:background-color="#ff972f" loext:char-shading-value="0"/>
    </style:style>
    <style:style style:name="T21" style:family="text">
      <style:text-properties fo:background-color="#77bc65" loext:char-shading-value="0"/>
    </style:style>
    <style:style style:name="T22" style:family="text">
      <style:text-properties fo:background-color="#77bc6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Criando um Ambiente Favorável à Inovação</text:p>
      <text:p text:style-name="P3"/>
      <text:p text:style-name="P1"><text:span text:style-name="T1">Disponivel em: </text:span><text:a xlink:type="simple" xlink:href="http://www.ogerente.com.br/novo/colunas_ler.php?canal=8&amp;canallocal=29&amp;canalsub2=95&amp;id=1003" text:style-name="Internet_20_link" text:visited-style-name="Visited_20_Internet_20_Link"><text:span text:style-name="Internet_20_link"><text:span text:style-name="T3">http://www.ogerente.com.br/novo/colunas_ler.php?canal=8&amp;canallocal=29&amp;canalsub2=95&amp;id=1003</text:span></text:span></text:a><text:span text:style-name="T2">&gt; Acesso em 10 outubro 2022.</text:span></text:p>
      <text:p text:style-name="P6"><text:span text:style-name="T2"> </text:span><text:span text:style-name="Strong_20_Emphasis"><text:span text:style-name="T2">*Osvaldo Pedra</text:span>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P4"/>
                </table:table-cell>
              </table:table-row>
            </table:table>
            <text:p text:style-name="P5"/>
          </table:table-cell>
        </table:table-row>
      </table:table>
      <text:p text:style-name="P8"><text:span text:style-name="T4">Inovar é fazer algo que nunca se fez ou fazer algo de forma diferente. Inovar é fazer algo novo. Por ser novo possui um certo grau de </text:span><text:span text:style-name="T8">incerteza</text:span><text:span text:style-name="T4"> e sendo assim possui riscos relacionados. Não dá para inovar sem correr </text:span><text:span text:style-name="T8">riscos</text:span><text:span text:style-name="T4">. O risco é algo inerente à inovação. Quanto mais inovadora é a organização ou quanto mais ela busca inovações, maiores são as incertezas e maiores são os riscos. </text:span><text:span text:style-name="T8">Os riscos precisam ser avaliados e calculados, mas não existe inovação sem algum tipo de incerteza, sem algum tipo de risco ou ainda sem algum tipo de investimento.</text:span><text:span text:style-name="T4"><text:line-break/><text:line-break/>As organizações inserem inovações com o o</text:span><text:span text:style-name="T10">bjetivo de se tornarem mais competitivas, oferecerem melhores produtos ou possuirem processos mais enxutos.</text:span><text:span text:style-name="T4"> As intenções e necessidades são diversas. As inovações inseridas pelas empresas podem ser simples ou complexas. Podem exigir grandes investimentos ou podem ser conseguidas com pequenos investimentos. Podem alterar sua essência e forma de trabalho ou podem ser apenas facilitadoras para seus processos.</text:span></text:p>
      <text:p text:style-name="P9"><text:line-break/><text:line-break/>As pequenas empresas nem sempre dispõem de grandes somas de recursos financeiros para investirem em inovações, sendo assim uma boa forma de driblar esse problema é <text:span text:style-name="T18">criar um ambiente favorável,</text:span> <text:span text:style-name="T20">onde os colaboradores da organização se envolvam e participem dos processos inovadores, e mais, que se sintam estimulados a trazer soluções inovadoras para a empresa. </text:span>Esse tipo de investimento é bastante atrativo para a organização, pois nem sempre exige um grande desembolso financeiro, e bastante atrativo para os profissionais, por ser um fator motivacional.</text:p>
      <text:p text:style-name="P9"><text:line-break/><text:line-break/>Algumas vezes essas inovações encontram <text:span text:style-name="T20">obstáculos p</text:span>or precisarem quebrar paradigmas. Por mudarem a forma de trabalho das pessoas. A <text:span text:style-name="T20">mudança é sempre um fator de estresse</text:span>. <text:span text:style-name="T22">Em um ambiente favorável a disseminação das mudanças causadas pelas inovações</text:span> se torna muito mais fácil, pois uma cultura é criada e as barreiras são mais facilmente vencidas.</text:p>
      <text:p text:style-name="P8"><text:span text:style-name="T4"><text:line-break/><text:line-break/>A </text:span><text:span text:style-name="T12">regra básica para a criação desse ambiente é o reconhecimento do esforço dos colaboradores na busca de inovações.</text:span><text:span text:style-name="T4"> Esse reconhecimento começa na valorização não somente dos esforços que trouxeram um resultado positivo, mas também na valorização dos esforços que não </text:span><text:soft-page-break/><text:span text:style-name="T4">deram certo ou que não trouxeram o resultado esperado. Não é o resultado negativo que está sendo valorizado, mas a atitude pela busca de soluções inovadoras. Se a empresa não aprender a valorizar esses esforços, um ambiente de insegurança poderá se formar e os profissionais não irão se sentir estimuladas a arriscar, mas somente irão agir se tiveram uma grande margem de segurança ou absoluta certeza que não irão fracassar. Só irão assumir responsabilidades diante das situações onde o risco de algo dar errado for muito baixo. Essas atitudes limitadas não permitirão criar um ambiente favorável para soluções inovadoras, já que não correm risco algum.<text:line-break/><text:line-break/>As empresas, assim como as pessoas, aprendem também com os erros, por isso, mesmo tentando evitar o erro não podem ter medo errar. O importante é que as empresas criem </text:span><text:span text:style-name="T14">sistemáticas de aprendizagem por meio das lições aprendidas que esses erros propiciam.</text:span></text:p>
      <text:p text:style-name="P9"><text:line-break/><text:line-break/>Não poderia terminar esse artigo sem trazer um exemplo concreto de uma inovação útil com pouco investimento para as pequenas empresas. Uma novidade emergente dentro das organizações é a utilização de <text:span text:style-name="T16">mapas mentais.</text:span> Esse novo conceito incorpora uma forma diferente no pensar das pessoas e consequentemente das organizações. Essa técnica pode ser utilizada em reuniões, no auxílio de definição de processos e trabalhos e na preparação de documentos. É uma técnica facilmente utilizada e disseminada, com resultados visíveis em ganhos de produtividade e objetividade.</text:p>
      <text:p text:style-name="P9"><text:line-break/><text:line-break/>As pequenas empresas precisam aproveitar todas as oportunidades de inovação, sejam elas amplas e complexas ou pequenas e simples. O importante é que sejam implementadas de forma eficaz e eficiente e utilizando o seu maior capital: Os colaboradores.</text:p>
      <text:p text:style-name="P10"><text:line-break/><text:line-break/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oft-page-break/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7"><text:span text:style-name="Strong_20_Emphasis"><text:span text:style-name="T6"/>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User</meta:initial-creator>
    <meta:creation-date>2007-11-13T22:41:00</meta:creation-date>
    <dc:date>2022-11-10T10:23:31.425656712</dc:date>
    <meta:print-date>2007-11-13T22:54:00</meta:print-date>
    <meta:editing-cycles>15</meta:editing-cycles>
    <meta:editing-duration>PT2H44M56S</meta:editing-duration>
    <meta:document-statistic meta:table-count="2" meta:image-count="0" meta:object-count="0" meta:page-count="3" meta:paragraph-count="10" meta:word-count="624" meta:character-count="4091" meta:non-whitespace-character-count="3461"/>
    <meta:generator>LibreOffice/7.3.6.2$Linux_X86_64 LibreOffice_project/30$Build-2</meta:generator>
  </office:meta>
</office:document-meta>
</file>